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43731612903" calcext:value-type="float">
            <text:p>56.6943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1592" calcext:value-type="float">
            <text:p>57.81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69610322581" calcext:value-type="float">
            <text:p>58.816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2392" calcext:value-type="float">
            <text:p>58.83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1352516129" calcext:value-type="float">
            <text:p>57.721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8936774194" calcext:value-type="float">
            <text:p>57.466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80184" calcext:value-type="float">
            <text:p>56.07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4583225807" calcext:value-type="float">
            <text:p>55.0774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8572" calcext:value-type="float">
            <text:p>54.86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79148387097" calcext:value-type="float">
            <text:p>55.337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2788965517" calcext:value-type="float">
            <text:p>55.65027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6766896552" calcext:value-type="float">
            <text:p>56.3236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43367741936" calcext:value-type="float">
            <text:p>57.804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12792" calcext:value-type="float">
            <text:p>58.9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3006451613" calcext:value-type="float">
            <text:p>60.268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6232" calcext:value-type="float">
            <text:p>59.62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07187096774" calcext:value-type="float">
            <text:p>59.950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89163870968" calcext:value-type="float">
            <text:p>58.508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332" calcext:value-type="float">
            <text:p>57.39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1527483871" calcext:value-type="float">
            <text:p>56.761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22216" calcext:value-type="float">
            <text:p>56.33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7762580645" calcext:value-type="float">
            <text:p>56.330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36311428571" calcext:value-type="float">
            <text:p>56.5936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27992258065" calcext:value-type="float">
            <text:p>57.2027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32327741936" calcext:value-type="float">
            <text:p>57.3532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09976" calcext:value-type="float">
            <text:p>58.73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58864" calcext:value-type="float">
            <text:p>60.35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33212903226" calcext:value-type="float">
            <text:p>60.003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66340645161" calcext:value-type="float">
            <text:p>57.0366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04456" calcext:value-type="float">
            <text:p>54.0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8276129032" calcext:value-type="float">
            <text:p>51.837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5690322581" calcext:value-type="float">
            <text:p>52.251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61945806452" calcext:value-type="float">
            <text:p>53.1761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95432258065" calcext:value-type="float">
            <text:p>53.24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35528" calcext:value-type="float">
            <text:p>53.67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00263225806" calcext:value-type="float">
            <text:p>55.0500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78648" calcext:value-type="float">
            <text:p>55.40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68338064516" calcext:value-type="float">
            <text:p>54.996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81901935484" calcext:value-type="float">
            <text:p>53.0181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9296" calcext:value-type="float">
            <text:p>51.0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1290322581" calcext:value-type="float">
            <text:p>49.87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87824" calcext:value-type="float">
            <text:p>49.99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39661935484" calcext:value-type="float">
            <text:p>50.4639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7442857143" calcext:value-type="float">
            <text:p>51.1307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77300645161" calcext:value-type="float">
            <text:p>51.3277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16361739131" calcext:value-type="float">
            <text:p>51.091636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50452413793" calcext:value-type="float">
            <text:p>52.37504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73768" calcext:value-type="float">
            <text:p>53.02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93804137931" calcext:value-type="float">
            <text:p>52.6393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5989677419" calcext:value-type="float">
            <text:p>53.1055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76402580645" calcext:value-type="float">
            <text:p>53.3376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3854285714" calcext:value-type="float">
            <text:p>50.6543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11870967742" calcext:value-type="float">
            <text:p>48.581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97984" calcext:value-type="float">
            <text:p>48.72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7716129032" calcext:value-type="float">
            <text:p>49.103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61266206897" calcext:value-type="float">
            <text:p>48.54612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40221935484" calcext:value-type="float">
            <text:p>47.864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8149677419" calcext:value-type="float">
            <text:p>47.594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0824" calcext:value-type="float">
            <text:p>49.0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16825806452" calcext:value-type="float">
            <text:p>49.84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8456" calcext:value-type="float">
            <text:p>49.38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04642580645" calcext:value-type="float">
            <text:p>48.500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1223225806" calcext:value-type="float">
            <text:p>48.1981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1104" calcext:value-type="float">
            <text:p>48.8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13721290323" calcext:value-type="float">
            <text:p>48.611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36112" calcext:value-type="float">
            <text:p>47.3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5692903226" calcext:value-type="float">
            <text:p>47.128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56974285714" calcext:value-type="float">
            <text:p>47.4356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21718709677" calcext:value-type="float">
            <text:p>47.5621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55608" calcext:value-type="float">
            <text:p>49.16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1211034483" calcext:value-type="float">
            <text:p>50.4201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7928" calcext:value-type="float">
            <text:p>51.52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114" calcext:value-type="float">
            <text:p>52.3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88438709677" calcext:value-type="float">
            <text:p>52.93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7132903226" calcext:value-type="float">
            <text:p>51.7097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6288" calcext:value-type="float">
            <text:p>50.47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5384516129" calcext:value-type="float">
            <text:p>49.595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88064" calcext:value-type="float">
            <text:p>49.42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065888" calcext:value-type="float">
            <text:p>50.29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7457142857" calcext:value-type="float">
            <text:p>50.325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98611612903" calcext:value-type="float">
            <text:p>49.549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73339354839" calcext:value-type="float">
            <text:p>49.387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1392" calcext:value-type="float">
            <text:p>51.05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06541935484" calcext:value-type="float">
            <text:p>52.920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2292" calcext:value-type="float">
            <text:p>54.15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1414193548" calcext:value-type="float">
            <text:p>51.239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0890322581" calcext:value-type="float">
            <text:p>49.935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5848" calcext:value-type="float">
            <text:p>49.1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53721290323" calcext:value-type="float">
            <text:p>50.135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1964" calcext:value-type="float">
            <text:p>49.2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68289032258" calcext:value-type="float">
            <text:p>50.606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30662857143" calcext:value-type="float">
            <text:p>52.1830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02779354839" calcext:value-type="float">
            <text:p>53.1302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9602580645" calcext:value-type="float">
            <text:p>56.278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9904" calcext:value-type="float">
            <text:p>58.0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73809032258" calcext:value-type="float">
            <text:p>60.3573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8376" calcext:value-type="float">
            <text:p>62.65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48407741936" calcext:value-type="float">
            <text:p>64.8848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52996129032" calcext:value-type="float">
            <text:p>63.615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45808" calcext:value-type="float">
            <text:p>57.83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46627096774" calcext:value-type="float">
            <text:p>52.6446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12544" calcext:value-type="float">
            <text:p>50.98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8911483871" calcext:value-type="float">
            <text:p>50.308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13605517241" calcext:value-type="float">
            <text:p>50.85136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3700645161" calcext:value-type="float">
            <text:p>51.1143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99938064516" calcext:value-type="float">
            <text:p>49.7999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8864" calcext:value-type="float">
            <text:p>51.08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8503225807" calcext:value-type="float">
            <text:p>52.879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56656" calcext:value-type="float">
            <text:p>53.9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05021935484" calcext:value-type="float">
            <text:p>53.990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22807741935" calcext:value-type="float">
            <text:p>52.0222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4936" calcext:value-type="float">
            <text:p>50.4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3912516129" calcext:value-type="float">
            <text:p>47.723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86896" calcext:value-type="float">
            <text:p>46.86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52771612903" calcext:value-type="float">
            <text:p>47.925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19691428571" calcext:value-type="float">
            <text:p>49.3919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26123870968" calcext:value-type="float">
            <text:p>50.742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70061935484" calcext:value-type="float">
            <text:p>51.927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45336" calcext:value-type="float">
            <text:p>53.49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69501935484" calcext:value-type="float">
            <text:p>54.5269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29224" calcext:value-type="float">
            <text:p>55.18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9739354839" calcext:value-type="float">
            <text:p>54.507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86531612903" calcext:value-type="float">
            <text:p>52.8386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65696" calcext:value-type="float">
            <text:p>50.22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47785806452" calcext:value-type="float">
            <text:p>48.7047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23976" calcext:value-type="float">
            <text:p>48.34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8996129032" calcext:value-type="float">
            <text:p>47.8418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30065714286" calcext:value-type="float">
            <text:p>48.1130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40286451613" calcext:value-type="float">
            <text:p>47.4240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87098461538" calcext:value-type="float">
            <text:p>48.46870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81957647059" calcext:value-type="float">
            <text:p>49.348195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62577777778" calcext:value-type="float">
            <text:p>51.056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21168" calcext:value-type="float">
            <text:p>51.5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51984" calcext:value-type="float">
            <text:p>50.02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1337931035" calcext:value-type="float">
            <text:p>48.4721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156" calcext:value-type="float">
            <text:p>48.0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30822068966" calcext:value-type="float">
            <text:p>47.36308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91072" calcext:value-type="float">
            <text:p>47.61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8512" calcext:value-type="float">
            <text:p>48.0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37884" calcext:value-type="float">
            <text:p>48.903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36317419355" calcext:value-type="float">
            <text:p>49.8036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75768" calcext:value-type="float">
            <text:p>50.81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6389677419" calcext:value-type="float">
            <text:p>50.7586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94344" calcext:value-type="float">
            <text:p>51.65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63638709677" calcext:value-type="float">
            <text:p>52.146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8783483871" calcext:value-type="float">
            <text:p>50.8087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45768" calcext:value-type="float">
            <text:p>48.40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87984" calcext:value-type="float">
            <text:p>48.34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3863225807" calcext:value-type="float">
            <text:p>49.9293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78813793103" calcext:value-type="float">
            <text:p>50.5778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19984516129" calcext:value-type="float">
            <text:p>51.311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03925517241" calcext:value-type="float">
            <text:p>52.2503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3062068966" calcext:value-type="float">
            <text:p>53.7273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37566896552" calcext:value-type="float">
            <text:p>56.96375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58505714286" calcext:value-type="float">
            <text:p>58.67585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87977142857" calcext:value-type="float">
            <text:p>57.2187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9305806452" calcext:value-type="float">
            <text:p>52.968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79332413793" calcext:value-type="float">
            <text:p>47.2879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73496" calcext:value-type="float">
            <text:p>43.76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8273103448" calcext:value-type="float">
            <text:p>43.33982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71848" calcext:value-type="float">
            <text:p>43.6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01265714286" calcext:value-type="float">
            <text:p>44.12012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64267586207" calcext:value-type="float">
            <text:p>44.74642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60575483871" calcext:value-type="float">
            <text:p>44.386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76648" calcext:value-type="float">
            <text:p>46.18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70051612903" calcext:value-type="float">
            <text:p>48.797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1184" calcext:value-type="float">
            <text:p>49.6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4846451613" calcext:value-type="float">
            <text:p>51.453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29418461539" calcext:value-type="float">
            <text:p>49.56294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95352" calcext:value-type="float">
            <text:p>46.97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2433548387" calcext:value-type="float">
            <text:p>44.2872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89771428572" calcext:value-type="float">
            <text:p>42.9789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21282580645" calcext:value-type="float">
            <text:p>42.0021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21574285714" calcext:value-type="float">
            <text:p>41.9721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21855483871" calcext:value-type="float">
            <text:p>42.362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13687741935" calcext:value-type="float">
            <text:p>39.3913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366" calcext:value-type="float">
            <text:p>40.7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0867096774" calcext:value-type="float">
            <text:p>42.321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61808" calcext:value-type="float">
            <text:p>43.9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12049032258" calcext:value-type="float">
            <text:p>44.471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23499354839" calcext:value-type="float">
            <text:p>40.7523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3128" calcext:value-type="float">
            <text:p>36.25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37135483871" calcext:value-type="float">
            <text:p>34.01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08648" calcext:value-type="float">
            <text:p>33.6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49228387097" calcext:value-type="float">
            <text:p>33.684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5088571429" calcext:value-type="float">
            <text:p>34.4425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587488" calcext:value-type="float">
            <text:p>35.63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2184827586" calcext:value-type="float">
            <text:p>37.95621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2388" calcext:value-type="float">
            <text:p>40.4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40356923077" calcext:value-type="float">
            <text:p>43.95403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76442857143" calcext:value-type="float">
            <text:p>45.3776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18736551724" calcext:value-type="float">
            <text:p>44.97187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97277241379" calcext:value-type="float">
            <text:p>42.98972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04597142857" calcext:value-type="float">
            <text:p>41.5604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54005517241" calcext:value-type="float">
            <text:p>41.26540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02805714286" calcext:value-type="float">
            <text:p>40.7802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63964137931" calcext:value-type="float">
            <text:p>40.9563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93946666667" calcext:value-type="float">
            <text:p>41.4693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96051428571" calcext:value-type="float">
            <text:p>42.6696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35274482759" calcext:value-type="float">
            <text:p>43.88352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00536" calcext:value-type="float">
            <text:p>45.59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67032727273" calcext:value-type="float">
            <text:p>40.88670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61608421053" calcext:value-type="float">
            <text:p>42.916160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21346206897" calcext:value-type="float">
            <text:p>41.75213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62405714286" calcext:value-type="float">
            <text:p>38.9362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6686896552" calcext:value-type="float">
            <text:p>38.35266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3226" calcext:value-type="float">
            <text:p>38.0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0162758621" calcext:value-type="float">
            <text:p>38.0200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53153846154" calcext:value-type="float">
            <text:p>38.4253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0860137931" calcext:value-type="float">
            <text:p>38.78086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68051612903" calcext:value-type="float">
            <text:p>39.57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1587096774" calcext:value-type="float">
            <text:p>42.516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6676" calcext:value-type="float">
            <text:p>41.47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57409032258" calcext:value-type="float">
            <text:p>43.425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1563870968" calcext:value-type="float">
            <text:p>40.236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542" calcext:value-type="float">
            <text:p>37.01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41264" calcext:value-type="float">
            <text:p>36.11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4544" calcext:value-type="float">
            <text:p>35.8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86456" calcext:value-type="float">
            <text:p>35.84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39827692308" calcext:value-type="float">
            <text:p>36.61398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65925517241" calcext:value-type="float">
            <text:p>37.0865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88096551724" calcext:value-type="float">
            <text:p>36.4588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2602" calcext:value-type="float">
            <text:p>37.582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3246896552" calcext:value-type="float">
            <text:p>39.02932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15851428571" calcext:value-type="float">
            <text:p>39.4615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92696" calcext:value-type="float">
            <text:p>34.99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84369230769" calcext:value-type="float">
            <text:p>35.5584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8053333333" calcext:value-type="float">
            <text:p>34.9338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9095172414" calcext:value-type="float">
            <text:p>35.45790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3342857143" calcext:value-type="float">
            <text:p>32.229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91445517241" calcext:value-type="float">
            <text:p>32.35914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5464615385" calcext:value-type="float">
            <text:p>32.97654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5737931034" calcext:value-type="float">
            <text:p>33.3235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56518709677" calcext:value-type="float">
            <text:p>33.4956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3408" calcext:value-type="float">
            <text:p>34.4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40699354839" calcext:value-type="float">
            <text:p>35.4640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79888695652" calcext:value-type="float">
            <text:p>35.227988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85184516129" calcext:value-type="float">
            <text:p>34.898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00629677419" calcext:value-type="float">
            <text:p>34.7200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69128" calcext:value-type="float">
            <text:p>33.56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1256774194" calcext:value-type="float">
            <text:p>32.272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53659354839" calcext:value-type="float">
            <text:p>31.355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5644137931" calcext:value-type="float">
            <text:p>32.01356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2046451613" calcext:value-type="float">
            <text:p>32.830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2763870968" calcext:value-type="float">
            <text:p>34.7192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49896" calcext:value-type="float">
            <text:p>36.31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86472258064" calcext:value-type="float">
            <text:p>37.6986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41172413793" calcext:value-type="float">
            <text:p>38.854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08055384615" calcext:value-type="float">
            <text:p>34.99080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77552" calcext:value-type="float">
            <text:p>34.00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63693793103" calcext:value-type="float">
            <text:p>33.14636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55632" calcext:value-type="float">
            <text:p>32.7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0791724138" calcext:value-type="float">
            <text:p>33.64907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33336" calcext:value-type="float">
            <text:p>33.73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33564444445" calcext:value-type="float">
            <text:p>34.023356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63624" calcext:value-type="float">
            <text:p>33.1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30281290323" calcext:value-type="float">
            <text:p>32.1430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64272" calcext:value-type="float">
            <text:p>32.52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02504" calcext:value-type="float">
            <text:p>33.55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9269677419" calcext:value-type="float">
            <text:p>31.726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4159483871" calcext:value-type="float">
            <text:p>29.814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7608" calcext:value-type="float">
            <text:p>29.93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94985806452" calcext:value-type="float">
            <text:p>29.319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74656" calcext:value-type="float">
            <text:p>28.94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38015483871" calcext:value-type="float">
            <text:p>29.383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1462857143" calcext:value-type="float">
            <text:p>29.5821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27483870968" calcext:value-type="float">
            <text:p>29.73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7909677419" calcext:value-type="float">
            <text:p>30.25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65792" calcext:value-type="float">
            <text:p>31.45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0877419355" calcext:value-type="float">
            <text:p>32.87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9156" calcext:value-type="float">
            <text:p>33.37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0136774194" calcext:value-type="float">
            <text:p>34.043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11858064516" calcext:value-type="float">
            <text:p>30.381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08344" calcext:value-type="float">
            <text:p>28.5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6010322581" calcext:value-type="float">
            <text:p>27.361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0876" calcext:value-type="float">
            <text:p>26.82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18192" calcext:value-type="float">
            <text:p>27.66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3576" calcext:value-type="float">
            <text:p>28.1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8056" calcext:value-type="float">
            <text:p>28.4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44416" calcext:value-type="float">
            <text:p>28.37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77976470588" calcext:value-type="float">
            <text:p>29.6677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12251428571" calcext:value-type="float">
            <text:p>28.9612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81771428571" calcext:value-type="float">
            <text:p>28.958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8674285714" calcext:value-type="float">
            <text:p>28.9838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74697142857" calcext:value-type="float">
            <text:p>29.0674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1085714286" calcext:value-type="float">
            <text:p>29.117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39504" calcext:value-type="float">
            <text:p>28.86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079" calcext:value-type="float">
            <text:p>29.18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0691" calcext:value-type="float">
            <text:p>29.150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86323636364" calcext:value-type="float">
            <text:p>28.95863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866" calcext:value-type="float">
            <text:p>29.9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39233846154" calcext:value-type="float">
            <text:p>29.57392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949536" calcext:value-type="float">
            <text:p>30.069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67950769231" calcext:value-type="float">
            <text:p>30.68679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15728" calcext:value-type="float">
            <text:p>31.48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77622857143" calcext:value-type="float">
            <text:p>29.5577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37988571429" calcext:value-type="float">
            <text:p>29.5237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50457142857" calcext:value-type="float">
            <text:p>29.485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3724" calcext:value-type="float">
            <text:p>29.03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4552" calcext:value-type="float">
            <text:p>29.0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5512" calcext:value-type="float">
            <text:p>29.1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65083636364" calcext:value-type="float">
            <text:p>27.9665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83584" calcext:value-type="float">
            <text:p>27.977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1348" calcext:value-type="float">
            <text:p>28.31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7255" calcext:value-type="float">
            <text:p>30.107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86446153846" calcext:value-type="float">
            <text:p>31.3586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11622857143" calcext:value-type="float">
            <text:p>30.0911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55611428571" calcext:value-type="float">
            <text:p>30.1255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38433846154" calcext:value-type="float">
            <text:p>28.93384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2773333333" calcext:value-type="float">
            <text:p>29.3122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69498947368" calcext:value-type="float">
            <text:p>29.256949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222" calcext:value-type="float">
            <text:p>29.1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7468" calcext:value-type="float">
            <text:p>29.01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824" calcext:value-type="float">
            <text:p>29.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4754285714" calcext:value-type="float">
            <text:p>29.2764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4053333333" calcext:value-type="float">
            <text:p>28.0504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3832" calcext:value-type="float">
            <text:p>27.1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85870769231" calcext:value-type="float">
            <text:p>27.49858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77107692308" calcext:value-type="float">
            <text:p>26.8177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4855384615" calcext:value-type="float">
            <text:p>27.47748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049504" calcext:value-type="float">
            <text:p>28.070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2350769231" calcext:value-type="float">
            <text:p>27.73023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49653333333" calcext:value-type="float">
            <text:p>26.4349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2176" calcext:value-type="float">
            <text:p>27.0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67585454545" calcext:value-type="float">
            <text:p>26.29675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3088571429" calcext:value-type="float">
            <text:p>24.8413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37909565217" calcext:value-type="float">
            <text:p>25.59379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2294545454" calcext:value-type="float">
            <text:p>26.566229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1660173913" calcext:value-type="float">
            <text:p>27.661660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9326" calcext:value-type="float">
            <text:p>25.849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5036" calcext:value-type="float">
            <text:p>25.81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7698" calcext:value-type="float">
            <text:p>25.777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4838" calcext:value-type="float">
            <text:p>25.754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8574" calcext:value-type="float">
            <text:p>25.928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18624" calcext:value-type="float">
            <text:p>25.11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4663" calcext:value-type="float">
            <text:p>23.084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58761290323" calcext:value-type="float">
            <text:p>22.92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94216" calcext:value-type="float">
            <text:p>23.7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7543225806" calcext:value-type="float">
            <text:p>24.2987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70824" calcext:value-type="float">
            <text:p>24.96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4229677419" calcext:value-type="float">
            <text:p>25.4084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1473548387" calcext:value-type="float">
            <text:p>26.374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55408" calcext:value-type="float">
            <text:p>24.8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9419354839" calcext:value-type="float">
            <text:p>22.62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21656" calcext:value-type="float">
            <text:p>22.1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90345806452" calcext:value-type="float">
            <text:p>22.559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68682857143" calcext:value-type="float">
            <text:p>23.1668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76051612903" calcext:value-type="float">
            <text:p>23.11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27671428571" calcext:value-type="float">
            <text:p>23.7727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496" calcext:value-type="float">
            <text:p>24.6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6337142857" calcext:value-type="float">
            <text:p>25.4266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03531428571" calcext:value-type="float">
            <text:p>24.2703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38714285714" calcext:value-type="float">
            <text:p>24.443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59730526316" calcext:value-type="float">
            <text:p>23.245973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76432" calcext:value-type="float">
            <text:p>23.96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68232727273" calcext:value-type="float">
            <text:p>22.7968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64701538461" calcext:value-type="float">
            <text:p>23.45647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4924" calcext:value-type="float">
            <text:p>23.39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8402857143" calcext:value-type="float">
            <text:p>23.3238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43412" calcext:value-type="float">
            <text:p>22.694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2206" calcext:value-type="float">
            <text:p>23.492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126656" calcext:value-type="float">
            <text:p>24.581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9888" calcext:value-type="float">
            <text:p>24.64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80608" calcext:value-type="float">
            <text:p>25.712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019" calcext:value-type="float">
            <text:p>27.203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86852173913" calcext:value-type="float">
            <text:p>24.59868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0304" calcext:value-type="float">
            <text:p>24.55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21072" calcext:value-type="float">
            <text:p>24.63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8924" calcext:value-type="float">
            <text:p>24.91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176" calcext:value-type="float">
            <text:p>43.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10285714286" calcext:value-type="float">
            <text:p>42.701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364" calcext:value-type="float">
            <text:p>41.8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28" calcext:value-type="float">
            <text:p>40.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232" calcext:value-type="float">
            <text:p>40.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296" calcext:value-type="float">
            <text:p>40.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536" calcext:value-type="float">
            <text:p>40.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51072" calcext:value-type="float">
            <text:p>41.0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56886153846" calcext:value-type="float">
            <text:p>37.42568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93753846154" calcext:value-type="float">
            <text:p>36.6193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3688" calcext:value-type="float">
            <text:p>37.08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6625" calcext:value-type="float">
            <text:p>37.30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5672" calcext:value-type="float">
            <text:p>37.45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91536" calcext:value-type="float">
            <text:p>37.11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69245" calcext:value-type="float">
            <text:p>37.876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2993" calcext:value-type="float">
            <text:p>37.662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006" calcext:value-type="float">
            <text:p>37.00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1824" calcext:value-type="float">
            <text:p>33.76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442" calcext:value-type="float">
            <text:p>35.36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95264" calcext:value-type="float">
            <text:p>36.13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425" calcext:value-type="float">
            <text:p>36.5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6589" calcext:value-type="float">
            <text:p>37.986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86976" calcext:value-type="float">
            <text:p>36.798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934" calcext:value-type="float">
            <text:p>34.08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79989565217" calcext:value-type="float">
            <text:p>34.877998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1668" calcext:value-type="float">
            <text:p>34.68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61635" calcext:value-type="float">
            <text:p>34.8361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9464" calcext:value-type="float">
            <text:p>35.5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9436" calcext:value-type="float">
            <text:p>35.61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1862857143" calcext:value-type="float">
            <text:p>33.5851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6131368421" calcext:value-type="float">
            <text:p>33.456131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79184516129" calcext:value-type="float">
            <text:p>33.907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2108" calcext:value-type="float">
            <text:p>34.39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6808" calcext:value-type="float">
            <text:p>33.48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7424" calcext:value-type="float">
            <text:p>31.6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7564137931" calcext:value-type="float">
            <text:p>32.0257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9392" calcext:value-type="float">
            <text:p>32.17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19317142857" calcext:value-type="float">
            <text:p>32.0019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64532413793" calcext:value-type="float">
            <text:p>31.6364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17741538461" calcext:value-type="float">
            <text:p>30.841774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34292413793" calcext:value-type="float">
            <text:p>31.06342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0064" calcext:value-type="float">
            <text:p>30.83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8568" calcext:value-type="float">
            <text:p>31.84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3429677419" calcext:value-type="float">
            <text:p>32.388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57992" calcext:value-type="float">
            <text:p>32.83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11249032258" calcext:value-type="float">
            <text:p>32.401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3907096774" calcext:value-type="float">
            <text:p>31.7993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5184" calcext:value-type="float">
            <text:p>32.9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8972903226" calcext:value-type="float">
            <text:p>32.988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0752" calcext:value-type="float">
            <text:p>32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60224516129" calcext:value-type="float">
            <text:p>33.216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3248571429" calcext:value-type="float">
            <text:p>32.9703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5806451613" calcext:value-type="float">
            <text:p>32.409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3727483871" calcext:value-type="float">
            <text:p>32.4537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0744" calcext:value-type="float">
            <text:p>33.79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19734193549" calcext:value-type="float">
            <text:p>33.511973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43072" calcext:value-type="float">
            <text:p>33.3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15460645161" calcext:value-type="float">
            <text:p>33.0915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6776774193" calcext:value-type="float">
            <text:p>33.2596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8056" calcext:value-type="float">
            <text:p>33.4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7783225807" calcext:value-type="float">
            <text:p>33.2537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63016" calcext:value-type="float">
            <text:p>33.09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02562580645" calcext:value-type="float">
            <text:p>33.1202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85382857143" calcext:value-type="float">
            <text:p>32.7185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70356129032" calcext:value-type="float">
            <text:p>32.5470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5090583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946" calcext:value-type="float">
            <text:p>31.82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02" meta:object-count="0"/>
    <meta:user-defined meta:name="AppVersion">3.0</meta:user-defined>
  </office:meta>
</office:document-meta>
</file>